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dcde" officeooo:paragraph-rsid="000cdcde"/>
    </style:style>
    <style:style style:name="P2" style:family="paragraph" style:parent-style-name="Standard">
      <style:text-properties fo:font-weight="bold" officeooo:rsid="000cdcde" officeooo:paragraph-rsid="000cdcde" style:font-weight-asian="bold" style:font-weight-complex="bold"/>
    </style:style>
    <style:style style:name="P3" style:family="paragraph" style:parent-style-name="Standard">
      <style:text-properties fo:font-weight="normal" officeooo:rsid="000cdcde" officeooo:paragraph-rsid="000cdcd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to build a midlet app</text:p>
      <text:p text:style-name="P1"/>
      <text:p text:style-name="P2">Pregnancy Calculator</text:p>
      <text:p text:style-name="P1"/>
      <text:p text:style-name="P2">Group members</text:p>
      <text:p text:style-name="P3"/>
      <text:p text:style-name="P3">- Fomotio Egoko Elvine Lea: FE13A083</text:p>
      <text:p text:style-name="P3"/>
      <text:p text:style-name="P3">- Glenn Faison T. : FE13A094</text:p>
      <text:p text:style-name="P3"/>
      <text:p text:style-name="P3">- Chefouet Wandji Eddy Franck: FE13A053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05:45:56.661626439</meta:creation-date>
    <dc:date>2016-05-16T05:58:05.770605121</dc:date>
    <meta:editing-duration>PT12M10S</meta:editing-duration>
    <meta:editing-cycles>1</meta:editing-cycles>
    <meta:document-statistic meta:table-count="0" meta:image-count="0" meta:object-count="0" meta:page-count="1" meta:paragraph-count="6" meta:word-count="28" meta:character-count="169" meta:non-whitespace-character-count="146"/>
    <meta:generator>LibreOffice/5.0.4.2$Linux_x86 LibreOffice_project/2b9802c1994aa0b7dc6079e128979269cf95bc78</meta:generator>
  </office:meta>
</office:document-meta>
</file>